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ack" svg:font-family="Hack, Consolas, 'Courier New', monospace"/>
    <style:font-face style:name="Arial1" svg:font-family="Arial" style:font-family-generic="swiss"/>
    <style:font-face style:name="Consolas" svg:font-family="Consolas" style:font-family-generic="swiss" style:font-pitch="fixed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11111" draw:opacity="100%"/>
      <style:paragraph-properties style:line-height-at-least="0.476cm" fo:background-color="#111111"/>
      <style:text-properties fo:color="#d4d4d4" loext:opacity="100%" style:font-name="Hack" fo:font-size="8pt" fo:font-weight="normal" fo:background-color="#1e1e1e" style:font-size-asian="8pt" style:font-size-complex="8pt"/>
    </style:style>
    <style:style style:name="P2" style:family="paragraph" style:parent-style-name="Standard">
      <loext:graphic-properties draw:fill="solid" draw:fill-color="#111111" draw:opacity="100%"/>
      <style:paragraph-properties style:line-height-at-least="0.476cm" fo:background-color="#111111"/>
      <style:text-properties fo:color="#d4d4d4" loext:opacity="100%" fo:font-size="8pt" fo:background-color="#1e1e1e" style:font-size-asian="8pt" style:font-size-complex="8pt"/>
    </style:style>
    <style:style style:name="P3" style:family="paragraph" style:parent-style-name="Standard">
      <loext:graphic-properties draw:fill="solid" draw:fill-color="#111111" draw:opacity="100%"/>
      <style:paragraph-properties style:line-height-at-least="0.476cm" fo:background-color="#111111"/>
      <style:text-properties fo:color="#6a9955" loext:opacity="100%" style:font-name="Hack" fo:font-size="8pt" fo:font-weight="normal" fo:background-color="#1e1e1e" style:font-size-asian="8pt" style:font-size-complex="8pt"/>
    </style:style>
    <style:style style:name="P4" style:family="paragraph" style:parent-style-name="Standard">
      <loext:graphic-properties draw:fill="solid" draw:fill-color="#111111" draw:opacity="100%"/>
      <style:paragraph-properties style:line-height-at-least="0.476cm" fo:background-color="#111111"/>
      <style:text-properties fo:font-size="8pt" style:font-size-asian="8pt" style:font-size-complex="8pt"/>
    </style:style>
    <style:style style:name="P5" style:family="paragraph" style:parent-style-name="Standard">
      <loext:graphic-properties draw:fill="solid" draw:fill-color="#111111" draw:opacity="100%"/>
      <style:paragraph-properties fo:background-color="#111111"/>
      <style:text-properties fo:font-size="8pt" style:font-size-asian="8pt" style:font-size-complex="8pt"/>
    </style:style>
    <style:style style:name="P6" style:family="paragraph" style:parent-style-name="Standard">
      <loext:graphic-properties draw:fill="solid" draw:fill-color="#111111" draw:opacity="100%"/>
      <style:paragraph-properties fo:margin-top="0cm" fo:margin-bottom="0.499cm" style:contextual-spacing="false" style:line-height-at-least="0.476cm" fo:background-color="#111111"/>
      <style:text-properties fo:color="#d4d4d4" loext:opacity="100%" style:font-name="Hack" fo:font-size="8pt" fo:font-weight="normal" fo:background-color="#1e1e1e" style:font-size-asian="8pt" style:font-size-complex="8pt"/>
    </style:style>
    <style:style style:name="P7" style:family="paragraph" style:parent-style-name="Standard">
      <loext:graphic-properties draw:fill="solid" draw:fill-color="#111111" draw:opacity="100%"/>
      <style:paragraph-properties fo:margin-top="0cm" fo:margin-bottom="0.499cm" style:contextual-spacing="false" style:line-height-at-least="0.476cm" fo:background-color="#111111"/>
      <style:text-properties fo:font-size="8pt" style:font-size-asian="8pt" style:font-size-complex="8pt"/>
    </style:style>
    <style:style style:name="T1" style:family="text">
      <style:text-properties fo:color="#569cd6" loext:opacity="100%"/>
    </style:style>
    <style:style style:name="T2" style:family="text">
      <style:text-properties fo:color="#569cd6" loext:opacity="100%" style:font-name="Hack" fo:font-size="9.75pt" fo:font-weight="normal"/>
    </style:style>
    <style:style style:name="T3" style:family="text">
      <style:text-properties fo:color="#569cd6" loext:opacity="100%" style:font-name="Hack" fo:font-weight="normal"/>
    </style:style>
    <style:style style:name="T4" style:family="text">
      <style:text-properties fo:color="#ce9178" loext:opacity="100%"/>
    </style:style>
    <style:style style:name="T5" style:family="text">
      <style:text-properties fo:color="#ce9178" loext:opacity="100%" style:font-name="Hack" fo:font-size="9.75pt" fo:font-weight="normal"/>
    </style:style>
    <style:style style:name="T6" style:family="text">
      <style:text-properties fo:color="#ce9178" loext:opacity="100%" style:font-name="Hack" fo:font-weight="normal"/>
    </style:style>
    <style:style style:name="T7" style:family="text">
      <style:text-properties style:font-name="Hack" fo:font-weight="normal"/>
    </style:style>
    <style:style style:name="T8" style:family="text">
      <style:text-properties style:font-name="Hack" fo:font-size="9.75pt" fo:font-weight="normal"/>
    </style:style>
    <style:style style:name="T9" style:family="text">
      <style:text-properties fo:color="#b5cea8" loext:opacity="100%"/>
    </style:style>
    <style:style style:name="T10" style:family="text">
      <style:text-properties fo:color="#b5cea8" loext:opacity="100%" style:font-name="Hack" fo:font-size="9.75pt" fo:font-weight="normal"/>
    </style:style>
    <style:style style:name="T11" style:family="text">
      <style:text-properties fo:color="#b5cea8" loext:opacity="100%" style:font-name="Hack" fo:font-weight="normal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-- -- #######################################################</text:p>
      <text:p text:style-name="P3">-- -- #########--      INSERTION</text:p>
      <text:p text:style-name="P3">-- -- #####################################################</text:p>
      <text:p text:style-name="P4"/>
      <text:p text:style-name="P3">-- DROP DATABASE restaurant;</text:p>
      <text:p text:style-name="P1"><text:span text:style-name="T1">USE</text:span> restaurant;</text:p>
      <text:p text:style-name="P4"/>
      <text:p text:style-name="P1"><text:span text:style-name="T1">INSERT</text:span> <text:span text:style-name="T1">INTO</text:span> Administrateurs(<text:span text:style-name="T4">`name`</text:span>,surname,email,<text:span text:style-name="T4">`password`</text:span>,date_creation) <text:span text:style-name="T1">VALUES</text:span> </text:p>
      <text:p text:style-name="P2">    <text:span text:style-name="T7">(</text:span><text:span text:style-name="T6">"Anakin"</text:span><text:span text:style-name="T7">,</text:span><text:span text:style-name="T6">"Anakin"</text:span><text:span text:style-name="T7">,</text:span><text:span text:style-name="T6">"Anakin"</text:span><text:span text:style-name="T7">,</text:span><text:span text:style-name="T6">"Anakin"</text:span><text:span text:style-name="T7">,</text:span><text:span text:style-name="T6">"2018-12-05"</text:span><text:span text:style-name="T7">),</text:span></text:p>
      <text:p text:style-name="P2">    <text:span text:style-name="T7">(</text:span><text:span text:style-name="T6">"DarkVador"</text:span><text:span text:style-name="T7">,</text:span><text:span text:style-name="T6">"DarkVador"</text:span><text:span text:style-name="T7">,</text:span><text:span text:style-name="T6">"DarkVador"</text:span><text:span text:style-name="T7">,</text:span><text:span text:style-name="T6">"DarkVador"</text:span><text:span text:style-name="T7">,</text:span><text:span text:style-name="T6">"2018-12-05"</text:span><text:span text:style-name="T7">),</text:span></text:p>
      <text:p text:style-name="P2">    <text:span text:style-name="T7">(</text:span><text:span text:style-name="T6">"ObiWan"</text:span><text:span text:style-name="T7">,</text:span><text:span text:style-name="T6">"ObiWan"</text:span><text:span text:style-name="T7">,</text:span><text:span text:style-name="T6">"ObiWan"</text:span><text:span text:style-name="T7">,</text:span><text:span text:style-name="T6">"ObiWan"</text:span><text:span text:style-name="T7">,</text:span><text:span text:style-name="T6">"2018-12-05"</text:span><text:span text:style-name="T7">),</text:span></text:p>
      <text:p text:style-name="P2">    <text:span text:style-name="T7">(</text:span><text:span text:style-name="T6">"Yoda"</text:span><text:span text:style-name="T7">,</text:span><text:span text:style-name="T6">"Yoda"</text:span><text:span text:style-name="T7">,</text:span><text:span text:style-name="T6">"Yoda"</text:span><text:span text:style-name="T7">,</text:span><text:span text:style-name="T6">"Yoda"</text:span><text:span text:style-name="T7">,</text:span><text:span text:style-name="T6">"2018-12-05"</text:span><text:span text:style-name="T7">);</text:span></text:p>
      <text:p text:style-name="P4"/>
      <text:p text:style-name="P1"><text:span text:style-name="T1">INSERT</text:span> <text:span text:style-name="T1">INTO</text:span> Messages(sender_name,sender_surname,sender_email,sender_phone,content,<text:span text:style-name="T4">`state`</text:span>) <text:span text:style-name="T1">VALUES</text:span> </text:p>
      <text:p text:style-name="P2">    <text:span text:style-name="T7">(</text:span><text:span text:style-name="T6">"Yoda"</text:span><text:span text:style-name="T7">,</text:span><text:span text:style-name="T6">"Yoda"</text:span><text:span text:style-name="T7">,</text:span><text:span text:style-name="T6">"Yoda"</text:span><text:span text:style-name="T7">,</text:span><text:span text:style-name="T6">"000000"</text:span><text:span text:style-name="T7">,</text:span><text:span text:style-name="T6">"deeeeeededeed"</text:span><text:span text:style-name="T7">,</text:span><text:span text:style-name="T11">1</text:span><text:span text:style-name="T7">),</text:span></text:p>
      <text:p text:style-name="P2">    <text:span text:style-name="T7">(</text:span><text:span text:style-name="T6">"Darkvador"</text:span><text:span text:style-name="T7">,</text:span><text:span text:style-name="T6">"Darkvador"</text:span><text:span text:style-name="T7">,</text:span><text:span text:style-name="T6">"Darkvador"</text:span><text:span text:style-name="T7">,</text:span><text:span text:style-name="T6">"0000"</text:span><text:span text:style-name="T7">,</text:span><text:span text:style-name="T6">"ddddddddddd"</text:span><text:span text:style-name="T7">,</text:span><text:span text:style-name="T11">1</text:span><text:span text:style-name="T7">),</text:span></text:p>
      <text:p text:style-name="P2">    <text:span text:style-name="T7">(</text:span><text:span text:style-name="T6">"Obiwan"</text:span><text:span text:style-name="T7">,</text:span><text:span text:style-name="T6">"Obiwan"</text:span><text:span text:style-name="T7">,</text:span><text:span text:style-name="T6">"Obiwan"</text:span><text:span text:style-name="T7">,</text:span><text:span text:style-name="T6">"0000"</text:span><text:span text:style-name="T7">,</text:span><text:span text:style-name="T6">"ddddddddddd"</text:span><text:span text:style-name="T7">,</text:span><text:span text:style-name="T11">1</text:span><text:span text:style-name="T7">),</text:span></text:p>
      <text:p text:style-name="P2">    <text:span text:style-name="T7">(</text:span><text:span text:style-name="T6">"Anakin"</text:span><text:span text:style-name="T7">,</text:span><text:span text:style-name="T6">"Anakin"</text:span><text:span text:style-name="T7">,</text:span><text:span text:style-name="T6">"Anakin"</text:span><text:span text:style-name="T7">,</text:span><text:span text:style-name="T6">"0000"</text:span><text:span text:style-name="T7">,</text:span><text:span text:style-name="T6">"ddddddddddd"</text:span><text:span text:style-name="T7">,</text:span><text:span text:style-name="T11">1</text:span><text:span text:style-name="T7">);</text:span></text:p>
      <text:p text:style-name="P4"/>
      <text:p text:style-name="P1"><text:span text:style-name="T1">INSERT</text:span> <text:span text:style-name="T1">INTO</text:span> Reservations(<text:span text:style-name="T4">`name`</text:span>,surname,email,phone,size,date_reservation,date_creation) <text:span text:style-name="T1">VALUES</text:span> </text:p>
      <text:p text:style-name="P2">    <text:span text:style-name="T7">(</text:span><text:span text:style-name="T6">"Yoda"</text:span><text:span text:style-name="T7">,</text:span><text:span text:style-name="T6">"Yoda"</text:span><text:span text:style-name="T7">,</text:span><text:span text:style-name="T6">"Yoda"</text:span><text:span text:style-name="T7">,</text:span><text:span text:style-name="T6">"0000000"</text:span><text:span text:style-name="T7">,</text:span><text:span text:style-name="T11">6</text:span><text:span text:style-name="T7">,</text:span><text:span text:style-name="T6">"2020-03-12"</text:span><text:span text:style-name="T7">,</text:span><text:span text:style-name="T6">"2020-03-12"</text:span><text:span text:style-name="T7">),</text:span></text:p>
      <text:p text:style-name="P2">    <text:span text:style-name="T7">(</text:span><text:span text:style-name="T6">"Anakin"</text:span><text:span text:style-name="T7">,</text:span><text:span text:style-name="T6">"Anakin"</text:span><text:span text:style-name="T7">,</text:span><text:span text:style-name="T6">"Anakin"</text:span><text:span text:style-name="T7">,</text:span><text:span text:style-name="T6">"0000000"</text:span><text:span text:style-name="T7">,</text:span><text:span text:style-name="T11">6</text:span><text:span text:style-name="T7">,</text:span><text:span text:style-name="T6">"2020-09-12"</text:span><text:span text:style-name="T7">,</text:span><text:span text:style-name="T6">"2020-01-12"</text:span><text:span text:style-name="T7">),</text:span></text:p>
      <text:p text:style-name="P2">    <text:span text:style-name="T7">(</text:span><text:span text:style-name="T6">"Obiwan"</text:span><text:span text:style-name="T7">,</text:span><text:span text:style-name="T6">"Obiwan"</text:span><text:span text:style-name="T7">,</text:span><text:span text:style-name="T6">"Obiwan"</text:span><text:span text:style-name="T7">,</text:span><text:span text:style-name="T6">"0000000"</text:span><text:span text:style-name="T7">,</text:span><text:span text:style-name="T11">6</text:span><text:span text:style-name="T7">,</text:span><text:span text:style-name="T6">"2020-08-12"</text:span><text:span text:style-name="T7">,</text:span><text:span text:style-name="T6">"2020-01-12"</text:span><text:span text:style-name="T7">),</text:span></text:p>
      <text:p text:style-name="P2">    <text:span text:style-name="T7">(</text:span><text:span text:style-name="T6">"Darkvador"</text:span><text:span text:style-name="T7">,</text:span><text:span text:style-name="T6">"Darkvador"</text:span><text:span text:style-name="T7">,</text:span><text:span text:style-name="T6">"Darkvador"</text:span><text:span text:style-name="T7">,</text:span><text:span text:style-name="T6">"0000000"</text:span><text:span text:style-name="T7">,</text:span><text:span text:style-name="T11">6</text:span><text:span text:style-name="T7">,</text:span><text:span text:style-name="T6">"2020-05-12"</text:span><text:span text:style-name="T7">,</text:span><text:span text:style-name="T6">"2020-01-12"</text:span><text:span text:style-name="T7">);</text:span></text:p>
      <text:p text:style-name="P4"/>
      <text:p text:style-name="P1"><text:span text:style-name="T1">INSERT</text:span> <text:span text:style-name="T1">INTO</text:span> Menus(<text:span text:style-name="T4">`name`</text:span>,date_creation) <text:span text:style-name="T1">VALUES</text:span></text:p>
      <text:p text:style-name="P2">    <text:span text:style-name="T7">(</text:span><text:span text:style-name="T6">"Janvier"</text:span><text:span text:style-name="T7">,</text:span><text:span text:style-name="T6">"2020-01-12"</text:span><text:span text:style-name="T7">),</text:span></text:p>
      <text:p text:style-name="P2">    <text:span text:style-name="T7">(</text:span><text:span text:style-name="T6">"Fevrier"</text:span><text:span text:style-name="T7">,</text:span><text:span text:style-name="T6">"2020-01-12"</text:span><text:span text:style-name="T7">),</text:span></text:p>
      <text:p text:style-name="P2">    <text:span text:style-name="T7">(</text:span><text:span text:style-name="T6">"Mars"</text:span><text:span text:style-name="T7">,</text:span><text:span text:style-name="T6">"2020_12_04"</text:span><text:span text:style-name="T7">);</text:span></text:p>
      <text:p text:style-name="P4"/>
      <text:p text:style-name="P1"><text:span text:style-name="T1">INSERT</text:span> <text:span text:style-name="T1">INTO</text:span> Types(<text:span text:style-name="T4">`name`</text:span>) <text:span text:style-name="T1">VALUES</text:span></text:p>
      <text:p text:style-name="P2">    <text:span text:style-name="T7">(</text:span><text:span text:style-name="T6">"Entree"</text:span><text:span text:style-name="T7">),</text:span></text:p>
      <text:p text:style-name="P2">    <text:span text:style-name="T7">(</text:span><text:span text:style-name="T6">"Viande"</text:span><text:span text:style-name="T7">),</text:span></text:p>
      <text:p text:style-name="P2">    <text:span text:style-name="T7">(</text:span><text:span text:style-name="T6">"Dessert"</text:span><text:span text:style-name="T7">);</text:span></text:p>
      <text:p text:style-name="P4"/>
      <text:p text:style-name="P1"><text:span text:style-name="T1">INSERT</text:span> <text:span text:style-name="T1">INTO</text:span> Dishes(<text:span text:style-name="T4">`name`</text:span>,date_creation,id_type) <text:span text:style-name="T1">VALUES</text:span></text:p>
      <text:p text:style-name="P2">    <text:span text:style-name="T7">(</text:span><text:span text:style-name="T6">"Cassoulet"</text:span><text:span text:style-name="T7">,</text:span><text:span text:style-name="T6">"2020-01-12"</text:span><text:span text:style-name="T7">,</text:span><text:span text:style-name="T11">2</text:span><text:span text:style-name="T7">),</text:span></text:p>
      <text:p text:style-name="P2">    <text:span text:style-name="T7">(</text:span><text:span text:style-name="T6">"Lasagne"</text:span><text:span text:style-name="T7">,</text:span><text:span text:style-name="T6">"2020-01-12"</text:span><text:span text:style-name="T7">,</text:span><text:span text:style-name="T11">2</text:span><text:span text:style-name="T7">),</text:span></text:p>
      <text:p text:style-name="P2">    <text:span text:style-name="T7">(</text:span><text:span text:style-name="T6">"Tarte"</text:span><text:span text:style-name="T7">,</text:span><text:span text:style-name="T6">"2020-01-12"</text:span><text:span text:style-name="T7">,</text:span><text:span text:style-name="T11">3</text:span><text:span text:style-name="T7">),</text:span></text:p>
      <text:p text:style-name="P2">    <text:span text:style-name="T7">(</text:span><text:span text:style-name="T6">"Oeufs mayo"</text:span><text:span text:style-name="T7">,</text:span><text:span text:style-name="T6">"2020-01-12"</text:span><text:span text:style-name="T7">,</text:span><text:span text:style-name="T11">1</text:span><text:span text:style-name="T7">);</text:span></text:p>
      <text:p text:style-name="P6"><text:line-break/></text:p>
      <text:p text:style-name="P1"><text:span text:style-name="T1">INSERT</text:span> <text:span text:style-name="T1">INTO</text:span> Contenir(id_dish,id_menu) <text:span text:style-name="T1">VALUES</text:span> </text:p>
      <text:p text:style-name="P2">    <text:span text:style-name="T7">((</text:span><text:span text:style-name="T3">SELECT</text:span><text:span text:style-name="T7"> id </text:span><text:span text:style-name="T3">FROM</text:span><text:span text:style-name="T7"> Dishes </text:span><text:span text:style-name="T3">WHERE</text:span><text:span text:style-name="T7"> </text:span><text:span text:style-name="T6">`name`</text:span><text:span text:style-name="T7"> = </text:span><text:span text:style-name="T6">"Cassoulet"</text:span><text:span text:style-name="T7"> </text:span><text:span text:style-name="T3">LIMIT</text:span><text:span text:style-name="T7"> </text:span><text:span text:style-name="T11">1</text:span><text:span text:style-name="T7">),(</text:span><text:span text:style-name="T3">SELECT</text:span><text:span text:style-name="T7"> id </text:span><text:span text:style-name="T3">FROM</text:span><text:span text:style-name="T7"> Menus </text:span><text:span text:style-name="T3">WHERE</text:span><text:span text:style-name="T7"> </text:span><text:span text:style-name="T6">`name`</text:span><text:span text:style-name="T7"> = </text:span><text:span text:style-name="T6">"Janvier"</text:span><text:span text:style-name="T7"> </text:span><text:span text:style-name="T3">LIMIT</text:span><text:span text:style-name="T7"> </text:span><text:span text:style-name="T11">1</text:span><text:span text:style-name="T7">)),</text:span></text:p>
      <text:p text:style-name="P2">    <text:span text:style-name="T7">((</text:span><text:span text:style-name="T3">SELECT</text:span><text:span text:style-name="T7"> id </text:span><text:span text:style-name="T3">FROM</text:span><text:span text:style-name="T7"> Dishes </text:span><text:span text:style-name="T3">WHERE</text:span><text:span text:style-name="T7"> </text:span><text:span text:style-name="T6">`name`</text:span><text:span text:style-name="T7"> = </text:span><text:span text:style-name="T6">"Lasagne"</text:span><text:span text:style-name="T7"> </text:span><text:span text:style-name="T3">LIMIT</text:span><text:span text:style-name="T7"> </text:span><text:span text:style-name="T11">1</text:span><text:span text:style-name="T7">),(</text:span><text:span text:style-name="T3">SELECT</text:span><text:span text:style-name="T7"> id </text:span><text:span text:style-name="T3">FROM</text:span><text:span text:style-name="T7"> Menus </text:span><text:span text:style-name="T3">WHERE</text:span><text:span text:style-name="T7"> </text:span><text:span text:style-name="T6">`name`</text:span><text:span text:style-name="T7"> = </text:span><text:span text:style-name="T6">"Fevrier"</text:span><text:span text:style-name="T7"> </text:span><text:span text:style-name="T3">LIMIT</text:span><text:span text:style-name="T7"> </text:span><text:span text:style-name="T11">1</text:span><text:span text:style-name="T7">));</text:span></text:p>
      <text:p text:style-name="P7"/>
      <text:p text:style-name="P7"/>
      <text:p text:style-name="P3">-- #######################################################</text:p>
      <text:p text:style-name="P3"><text:soft-page-break/>-- #########--      SELECTION</text:p>
      <text:p text:style-name="P3">-- #####################################################</text:p>
      <text:p text:style-name="P4"/>
      <text:p text:style-name="P1">(<text:span text:style-name="T1">SELECT</text:span> <text:span text:style-name="T4">`name`</text:span> <text:span text:style-name="T1">FROM</text:span> Administrateurs) <text:span text:style-name="T1">UNION ALL</text:span> (<text:span text:style-name="T1">SELECT</text:span> <text:span text:style-name="T4">`sender_name`</text:span> <text:span text:style-name="T1">FROM</text:span> Messages);</text:p>
      <text:p text:style-name="P4"/>
      <text:p text:style-name="P3">-- #######################################################</text:p>
      <text:p text:style-name="P3">-- #########--      MODIFICATION</text:p>
      <text:p text:style-name="P3">-- #####################################################</text:p>
      <text:p text:style-name="P4"/>
      <text:p text:style-name="P1"><text:span text:style-name="T1">UPDATE</text:span> Administrateurs <text:span text:style-name="T1">SET</text:span> <text:span text:style-name="T4">`surname`</text:span> = <text:span text:style-name="T4">"Darkvador"</text:span> <text:span text:style-name="T1">WHERE</text:span> <text:span text:style-name="T4">`surname`</text:span> = <text:span text:style-name="T4">"Anakin"</text:span> <text:span text:style-name="T1">LIMIT</text:span> <text:span text:style-name="T9">1</text:span>;</text:p>
      <text:p text:style-name="P4"/>
      <text:p text:style-name="P3">-- -- #######################################################</text:p>
      <text:p text:style-name="P3">-- -- #########--      SUPPRESSION</text:p>
      <text:p text:style-name="P3">-- -- #####################################################</text:p>
      <text:p text:style-name="P4"/>
      <text:p text:style-name="P1"><text:span text:style-name="T1">DELETE</text:span> <text:span text:style-name="T1">FROM</text:span> Reservations <text:span text:style-name="T1">WHERE</text:span> email = <text:span text:style-name="T4">"Yoda"</text:span> <text:span text:style-name="T1">AND</text:span> date_reservation = <text:span text:style-name="T4">"2020-03-12"</text:span> <text:span text:style-name="T1">LIMIT</text:span> <text:span text:style-name="T9">1</text:span>;</text:p>
      <text:p text:style-name="P7"/>
      <text:p text:style-name="P3">-- -- #######################################################</text:p>
      <text:p text:style-name="P3">-- -- #########--      INNERJION</text:p>
      <text:p text:style-name="P3">-- -- #####################################################</text:p>
      <text:p text:style-name="P4"/>
      <text:p text:style-name="P1"><text:span text:style-name="T1">SELECT</text:span> Menus.name <text:span text:style-name="T1">AS</text:span> Menu_name, </text:p>
      <text:p text:style-name="P2">    <text:span text:style-name="T7">Menus.date_creation </text:span><text:span text:style-name="T3">AS</text:span><text:span text:style-name="T7"> Menus_date_creation, </text:span></text:p>
      <text:p text:style-name="P2">    <text:span text:style-name="T7">Dishes.name </text:span><text:span text:style-name="T3">AS</text:span><text:span text:style-name="T7"> Dish_name </text:span></text:p>
      <text:p text:style-name="P2">    <text:span text:style-name="T3">FROM</text:span><text:span text:style-name="T7"> Menus </text:span></text:p>
      <text:p text:style-name="P2">        <text:span text:style-name="T3">INNER JOIN</text:span><text:span text:style-name="T7"> Contenir </text:span><text:span text:style-name="T3">ON</text:span><text:span text:style-name="T7"> id = Contenir.id_menu </text:span></text:p>
      <text:p text:style-name="P2">        <text:span text:style-name="T3">INNER JOIN</text:span><text:span text:style-name="T7"> Dishes </text:span><text:span text:style-name="T3">ON</text:span><text:span text:style-name="T7"> Dishes.id = Contenir.id_dish;</text:span></text:p>
      <text:p text:style-name="P6"><text:line-break/><text:line-break/><text:line-break/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ack" svg:font-family="Hack, Consolas, 'Courier New', monospace"/>
    <style:font-face style:name="Arial1" svg:font-family="Arial" style:font-family-generic="swiss"/>
    <style:font-face style:name="Consolas" svg:font-family="Consolas" style:font-family-generic="swiss" style:font-pitch="fixed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onsolas" fo:font-size="6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onsolas" fo:font-size="6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onsolas" fo:font-family="Consolas" style:font-family-generic="swiss" style:font-pitch="fixed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onsolas" fo:font-family="Consolas" style:font-family-generic="swiss" style:font-pitch="fixed" fo:font-size="12pt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onsolas" fo:font-family="Consolas" style:font-family-generic="swiss" style:font-pitch="fixed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nsolas" fo:font-family="Consolas" style:font-family-generic="swiss" style:font-pitch="fixed" fo:font-size="12pt"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5T00:36:11.123000000</meta:creation-date>
    <dc:date>2020-12-05T00:41:31.133000000</dc:date>
    <meta:editing-duration>PT5M19S</meta:editing-duration>
    <meta:editing-cycles>3</meta:editing-cycles>
    <meta:generator>LibreOffice/7.0.1.2$Windows_X86_64 LibreOffice_project/7cbcfc562f6eb6708b5ff7d7397325de9e764452</meta:generator>
    <meta:document-statistic meta:table-count="0" meta:image-count="0" meta:object-count="0" meta:page-count="2" meta:paragraph-count="59" meta:word-count="200" meta:character-count="2982" meta:non-whitespace-character-count="2677"/>
  </office:meta>
</office:document-meta>
</file>